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194cm"/>
    </style:style>
    <style:style style:name="Tabela1.B" style:family="table-column">
      <style:table-column-properties style:column-width="4.842cm"/>
    </style:style>
    <style:style style:name="Tabela1.C" style:family="table-column">
      <style:table-column-properties style:column-width="8.964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 style:writing-mode="lr-tb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Boa! Vamos aos números práticos — focando no que <text:span text:style-name="Strong_20_Emphasis">impacta seu Billing</text:span> (perRun/perMB do J_360) e no <text:span text:style-name="Strong_20_Emphasis">custo de infraestrutura</text:span> (indexação/armazenamento/busca).</text:p>
      <text:h text:style-name="Heading_20_1" text:outline-level="1">1) No seu painel (J_360: R$ 2,30/run + R$ 0,11/MB)</text:h>
      <text:p text:style-name="Text_20_body">O <text:span text:style-name="Strong_20_Emphasis">perRun</text:span> é igual para ambos. A diferença aparece no <text:span text:style-name="Strong_20_Emphasis">perMB</text:span> (payload trafegado na run):</text:p>
      <text:list xml:id="list3391085476" text:style-name="L1">
        <text:list-item>
          <text:p text:style-name="P2"><text:span text:style-name="Strong_20_Emphasis">RAG tradicional (texto)</text:span> → retorna só <text:span text:style-name="Strong_20_Emphasis">trechos textuais</text:span> (poucos KB).<text:line-break/>Ex.: 5 trechos × ~2 KB ≈ <text:span text:style-name="Strong_20_Emphasis">10 KB</text:span> → 10/1024 = <text:span text:style-name="Strong_20_Emphasis">0,0098 MB</text:span> → 0,0098 × R$ 0,11 ≈ <text:span text:style-name="Strong_20_Emphasis">R$ 0,00</text:span> (fração de centavo).</text:p>
        </text:list-item>
        <text:list-item>
          <text:p text:style-name="P2"><text:span text:style-name="Strong_20_Emphasis">RAG visual/híbrido</text:span> → além do texto, anexa <text:span text:style-name="Strong_20_Emphasis">recortes de página</text:span> (thumbnails/crops).<text:line-break/>Ex.: 2 recortes × 150 KB + 10 KB de texto = <text:span text:style-name="Strong_20_Emphasis">310 KB</text:span> → 310/1024 = <text:span text:style-name="Strong_20_Emphasis">0,303 MB</text:span> → 0,303 × R$ 0,11 ≈ <text:span text:style-name="Strong_20_Emphasis">R$ 0,03</text:span>.</text:p>
        </text:list-item>
      </text:list>
      <text:p text:style-name="Text_20_body">👉 <text:span text:style-name="Strong_20_Emphasis">Regra de bolso:</text:span> cada <text:span text:style-name="Strong_20_Emphasis">1 MB</text:span> extra de evidências visuais adiciona <text:span text:style-name="Strong_20_Emphasis">~R$ 0,11</text:span> à run.<text:line-break/>Se você incluir 5 recortes de 400 KB (≈2 MB), o acréscimo é <text:span text:style-name="Strong_20_Emphasis">~R$ 0,22</text:span>.</text:p>
      <text:h text:style-name="Heading_20_1" text:outline-level="1">2) Infraestrutura (onde o Visual pesa)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leLine1433966266384">
            <table:table-cell table:style-name="Tabela1.A1" office:value-type="string">
              <text:p text:style-name="Table_20_Heading">Item</text:p>
            </table:table-cell>
            <table:table-cell table:style-name="Tabela1.A1" office:value-type="string">
              <text:p text:style-name="Table_20_Heading">RAG Tradicional (texto)</text:p>
            </table:table-cell>
            <table:table-cell table:style-name="Tabela1.A1" office:value-type="string">
              <text:p text:style-name="Table_20_Heading">RAG Visual/Híbrido (texto + imagem)</text:p>
            </table:table-cell>
          </table:table-row>
        </table:table-header-rows>
        <table:table-row table:style-name="TableLine1433966266384">
          <table:table-cell table:style-name="Tabela1.A1" office:value-type="string">
            <text:p text:style-name="Table_20_Contents"><text:span text:style-name="Strong_20_Emphasis">Indexação</text:span></text:p>
          </table:table-cell>
          <table:table-cell table:style-name="Tabela1.A1" office:value-type="string">
            <text:p text:style-name="Table_20_Contents">OCR (se necessário) + embeddings de <text:span text:style-name="Strong_20_Emphasis">texto</text:span></text:p>
          </table:table-cell>
          <table:table-cell table:style-name="Tabela1.A1" office:value-type="string">
            <text:p text:style-name="Table_20_Contents"><text:span text:style-name="Strong_20_Emphasis">Thumbnails por página</text:span> + (opcional) embeddings <text:span text:style-name="Strong_20_Emphasis">visuais</text:span> + OCR layout-aware</text:p>
          </table:table-cell>
        </table:table-row>
        <table:table-row table:style-name="TableLine1433966266384">
          <table:table-cell table:style-name="Tabela1.A1" office:value-type="string">
            <text:p text:style-name="Table_20_Contents"><text:span text:style-name="Strong_20_Emphasis">Armazenamento</text:span></text:p>
          </table:table-cell>
          <table:table-cell table:style-name="Tabela1.A1" office:value-type="string">
            <text:p text:style-name="Table_20_Contents"><text:span text:style-name="Strong_20_Emphasis">Texto</text:span> e vetores (muitos chunks)</text:p>
          </table:table-cell>
          <table:table-cell table:style-name="Tabela1.A1" office:value-type="string">
            <text:p text:style-name="Table_20_Contents">Texto + <text:span text:style-name="Strong_20_Emphasis">imagens por página</text:span> (principal vilão) + vetores (normalmente 1 por página)</text:p>
          </table:table-cell>
        </table:table-row>
        <table:table-row table:style-name="TableLine1433966266384">
          <table:table-cell table:style-name="Tabela1.A1" office:value-type="string">
            <text:p text:style-name="Table_20_Contents"><text:span text:style-name="Strong_20_Emphasis">Busca</text:span></text:p>
          </table:table-cell>
          <table:table-cell table:style-name="Tabela1.A1" office:value-type="string">
            <text:p text:style-name="Table_20_Contents">Similaridade por texto + re-rank</text:p>
          </table:table-cell>
          <table:table-cell table:style-name="Tabela1.A1" office:value-type="string">
            <text:p text:style-name="Table_20_Contents"><text:span text:style-name="Strong_20_Emphasis">Recall visual</text:span> (página) → <text:span text:style-name="Strong_20_Emphasis">refine textual</text:span> (trechos)</text:p>
          </table:table-cell>
        </table:table-row>
        <table:table-row table:style-name="TableLine1433966266384">
          <table:table-cell table:style-name="Tabela1.A1" office:value-type="string">
            <text:p text:style-name="Table_20_Contents"><text:span text:style-name="Strong_20_Emphasis">Custo relativo</text:span></text:p>
          </table:table-cell>
          <table:table-cell table:style-name="Tabela1.A1" office:value-type="string">
            <text:p text:style-name="Table_20_Contents">Base</text:p>
          </table:table-cell>
          <table:table-cell table:style-name="Tabela1.A1" office:value-type="string">
            <text:p text:style-name="Table_20_Contents"><text:span text:style-name="Strong_20_Emphasis">+ armazenamento</text:span> (imagens) e <text:span text:style-name="Strong_20_Emphasis">+ CPU/GPU na indexação</text:span>; busca um pouco mais cara</text:p>
          </table:table-cell>
        </table:table-row>
      </table:table>
      <text:h text:style-name="Heading_20_3" text:outline-level="3">Regras práticas</text:h>
      <text:list xml:id="list1524469094" text:style-name="L2">
        <text:list-item>
          <text:p text:style-name="P3"><text:span text:style-name="Strong_20_Emphasis">Armazenamento</text:span>: se você salvar <text:span text:style-name="Strong_20_Emphasis">imagens de página</text:span> (200–400 KB cada), um contrato de 20 páginas pode sair de ~<text:span text:style-name="Strong_20_Emphasis">80 KB</text:span> (só texto) para <text:span text:style-name="Strong_20_Emphasis">4–8 MB</text:span> (visual) → <text:span text:style-name="Strong_20_Emphasis">~50×</text:span> a <text:span text:style-name="Strong_20_Emphasis">~100×</text:span> mais espaço. O grande impacto é <text:span text:style-name="Strong_20_Emphasis">imagem</text:span>, não os vetores.</text:p>
        </text:list-item>
        <text:list-item>
          <text:p text:style-name="P3"><text:span text:style-name="Strong_20_Emphasis">Vetores</text:span>: texto costuma gerar <text:span text:style-name="Strong_20_Emphasis">mais vetores</text:span> (muitos chunks) do que o visual (1 por página). Ou seja, <text:span text:style-name="Strong_20_Emphasis">o custo de vetores pode até ser similar</text:span> ou <text:span text:style-name="Strong_20_Emphasis">menor</text:span> no visual.</text:p>
        </text:list-item>
        <text:list-item>
          <text:p text:style-name="P3"><text:span text:style-name="Strong_20_Emphasis">Compute de indexação</text:span>: visual adiciona: gerar thumbnails, detectar regiões (assinatura/selo/tabela) e OCR layout-aware → <text:span text:style-name="Strong_20_Emphasis">+CPU/GPU</text:span>. É custo <text:span text:style-name="Strong_20_Emphasis">one-off</text:span> por documento.</text:p>
        </text:list-item>
        <text:list-item>
          <text:p text:style-name="P3"><text:span text:style-name="Strong_20_Emphasis">Tempo de busca</text:span>: híbrido faz 2 passos (visual→texto). Na prática, com caches por página, o overhead fica <text:span text:style-name="Strong_20_Emphasis">modesto</text:span>.</text:p>
        </text:list-item>
      </text:list>
      <text:h text:style-name="Heading_20_1" text:outline-level="1"><text:soft-page-break/>3) LLM tokens (quando variam)</text:h>
      <text:list xml:id="list962239461" text:style-name="L3">
        <text:list-item>
          <text:p text:style-name="P4">Se você <text:span text:style-name="Strong_20_Emphasis">não</text:span> envia as imagens ao LLM (apenas mostra os recortes na UI e passa <text:span text:style-name="Strong_20_Emphasis">texto</text:span> da página), o custo de tokens fica <text:span text:style-name="Strong_20_Emphasis">quase igual</text:span> ao tradicional.</text:p>
        </text:list-item>
        <text:list-item>
          <text:p text:style-name="P4">Se você <text:span text:style-name="Strong_20_Emphasis">envia imagem</text:span> para um <text:span text:style-name="Strong_20_Emphasis">modelo multimodal</text:span> raciocinar, o custo pode subir <text:span text:style-name="Strong_20_Emphasis">2–10× por resposta</text:span> (depende do provedor). No seu design atual, <text:span text:style-name="Strong_20_Emphasis">não é necessário</text:span>: deixe o visual para <text:span text:style-name="Strong_20_Emphasis">recall &amp; prova</text:span> e a <text:span text:style-name="Strong_20_Emphasis">síntese no texto</text:span>.</text:p>
        </text:list-item>
      </text:list>
      <text:h text:style-name="Heading_20_1" text:outline-level="1">4) Qual escolher (custo × benefício)</text:h>
      <text:list xml:id="list886616592" text:style-name="L4">
        <text:list-item>
          <text:p text:style-name="P5"><text:span text:style-name="Strong_20_Emphasis">Somente texto</text:span>: mais barato, ótimo para <text:span text:style-name="Emphasis">“qual a multa?”</text:span> / <text:span text:style-name="Emphasis">“há cláusula X?”</text:span>.</text:p>
        </text:list-item>
        <text:list-item>
          <text:p text:style-name="P5"><text:span text:style-name="Strong_20_Emphasis">Híbrido (recomendado)</text:span>: custo <text:span text:style-name="Strong_20_Emphasis">ligeiramente</text:span> maior por run (centavos a dezenas de centavos), mas <text:span text:style-name="Strong_20_Emphasis">muito mais robusto</text:span> quando a prova está <text:span text:style-name="Strong_20_Emphasis">na imagem</text:span> (assinatura, carimbo, tabela escaneada) e quando você quer <text:span text:style-name="Strong_20_Emphasis">mostrar o recorte (bbox)</text:span>.</text:p>
        </text:list-item>
        <text:list-item>
          <text:p text:style-name="P5"><text:span text:style-name="Strong_20_Emphasis">Somente visual + VLM</text:span>: só use quando <text:span text:style-name="Strong_20_Emphasis">indispensável</text:span>; senão, você paga caro por raciocínio multimodal.</text:p>
        </text:list-item>
      </text:list>
      <text:h text:style-name="Heading_20_1" text:outline-level="1">5) Exemplo fechado (20 páginas, cenário realista)</text:h>
      <text:list xml:id="list3169431880" text:style-name="L5">
        <text:list-item>
          <text:p text:style-name="P6"><text:span text:style-name="Strong_20_Emphasis">Tradicional</text:span>: top-k = 5 trechos (~10 KB) → <text:span text:style-name="Strong_20_Emphasis">perMB ≈ R$ 0,00</text:span> → total ≈ <text:span text:style-name="Strong_20_Emphasis">R$ 2,30</text:span>.</text:p>
        </text:list-item>
        <text:list-item>
          <text:p text:style-name="P6"><text:span text:style-name="Strong_20_Emphasis">Híbrido</text:span>: 3 recortes × 250 KB + 10 KB texto = <text:span text:style-name="Strong_20_Emphasis">760 KB</text:span> → 760/1024 = <text:span text:style-name="Strong_20_Emphasis">0,742 MB</text:span> × R$ 0,11 ≈ <text:span text:style-name="Strong_20_Emphasis">R$ 0,08</text:span> → total ≈ <text:span text:style-name="Strong_20_Emphasis">R$ 2,38</text:span>.<text:line-break/>Diferença <text:span text:style-name="Strong_20_Emphasis">≈ R$ 0,08</text:span> por run — e você ganha <text:span text:style-name="Strong_20_Emphasis">prova visual</text:span> com bbox.</text:p>
        </text:list-item>
      </text:list>
      <text:h text:style-name="Heading_20_1" text:outline-level="1">6) Dica para o seu Billing/KPIs</text:h>
      <text:p text:style-name="Text_20_body">Adicione tags no run:</text:p>
      <text:p text:style-name="P1"><text:span text:style-name="Source_20_Text">{ "rag_mode": "text|hybrid|visual", "visual_bytes": 786432 }</text:span></text:p>
      <text:p text:style-name="Text_20_body">Assim você enxerga:</text:p>
      <text:list xml:id="list1528509925" text:style-name="L6">
        <text:list-item>
          <text:p text:style-name="P7"><text:span text:style-name="Strong_20_Emphasis">Custo extra por MB</text:span> (centavos por run),</text:p>
        </text:list-item>
        <text:list-item>
          <text:p text:style-name="P7">% de runs <text:span text:style-name="Strong_20_Emphasis">com confirmação</text:span> (onde o visual foi crítico),</text:p>
        </text:list-item>
        <text:list-item>
          <text:p text:style-name="P7"><text:span text:style-name="Strong_20_Emphasis">Custo evitado</text:span> (simulações que não viraram envio).</text:p>
        </text:list-item>
      </text:list>
      <text:p text:style-name="Horizontal_20_Line"/>
      <text:p text:style-name="Text_20_body"><text:span text:style-name="Strong_20_Emphasis">Resumo:</text:span> No J_360, o <text:span text:style-name="Strong_20_Emphasis">RAG híbrido</text:span> costuma custar <text:span text:style-name="Strong_20_Emphasis">centavos a dezenas de centavos</text:span> a mais por run (perMB), enquanto o peso grande fica mesmo na <text:span text:style-name="Strong_20_Emphasis">infra</text:span> (armazenar imagens por página e OCR/visual na indexação). Em troca, você ganha <text:span text:style-name="Strong_20_Emphasis">evidência visual citável</text:span> (bbox) e reduz risco — o que, em jurídico, geralmente compensa.</text:p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22T07:57:53.540000000</meta:creation-date>
    <dc:date>2025-10-22T07:58:22.167000000</dc:date>
    <meta:editing-duration>PT28S</meta:editing-duration>
    <meta:editing-cycles>1</meta:editing-cycles>
    <meta:document-statistic meta:table-count="1" meta:image-count="0" meta:object-count="0" meta:page-count="3" meta:paragraph-count="45" meta:word-count="657" meta:character-count="3705" meta:non-whitespace-character-count="3109"/>
    <meta:generator>LibreOffice/7.3.2.2$Windows_X86_64 LibreOffice_project/49f2b1bff42cfccbd8f788c8dc32c1c309559be0</meta:generator>
  </office:meta>
</office:document-meta>
</file>